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officeooo:rsid="0014352a" officeooo:paragraph-rsid="0014352a"/>
    </style:style>
    <style:style style:name="P5" style:family="paragraph" style:parent-style-name="Title">
      <style:text-properties officeooo:rsid="0014352a" officeooo:paragraph-rsid="0014352a"/>
    </style:style>
    <style:style style:name="P6" style:family="paragraph" style:parent-style-name="Text_20_body">
      <style:text-properties officeooo:rsid="002682b2" officeooo:paragraph-rsid="002682b2"/>
    </style:style>
    <style:style style:name="P7" style:family="paragraph" style:parent-style-name="Text_20_body">
      <style:text-properties officeooo:rsid="0027a09e"/>
    </style:style>
    <style:style style:name="P8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9" style:family="paragraph" style:parent-style-name="Title">
      <style:text-properties officeooo:rsid="0024ef34" officeooo:paragraph-rsid="0024ef34"/>
    </style:style>
    <style:style style:name="P10" style:family="paragraph" style:parent-style-name="Text_20_body">
      <style:text-properties officeooo:rsid="0029d767"/>
    </style:style>
    <style:style style:name="P11" style:family="paragraph" style:parent-style-name="Text_20_body">
      <style:text-properties officeooo:rsid="0037d0f3" officeooo:paragraph-rsid="0037d0f3"/>
    </style:style>
    <style:style style:name="P12" style:family="paragraph" style:parent-style-name="Text_20_body">
      <style:text-properties officeooo:rsid="003da3ac" officeooo:paragraph-rsid="003da3ac"/>
    </style:style>
    <style:style style:name="P13" style:family="paragraph" style:parent-style-name="Text_20_body">
      <style:text-properties officeooo:paragraph-rsid="003f3712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7" style:family="paragraph" style:parent-style-name="Heading_20_1">
      <style:paragraph-properties fo:break-before="page"/>
      <style:text-properties officeooo:rsid="000d02cf" officeooo:paragraph-rsid="000eaa0a"/>
    </style:style>
    <style:style style:name="P18" style:family="paragraph" style:parent-style-name="Heading_20_1">
      <style:paragraph-properties fo:break-before="page"/>
      <style:text-properties officeooo:rsid="000d02cf" officeooo:paragraph-rsid="0011138a"/>
    </style:style>
    <style:style style:name="P19" style:family="paragraph" style:parent-style-name="Heading_20_2">
      <style:text-properties officeooo:rsid="000d1405" officeooo:paragraph-rsid="000d1405"/>
    </style:style>
    <style:style style:name="P20" style:family="paragraph" style:parent-style-name="Heading_20_2">
      <style:text-properties officeooo:rsid="000d1405" officeooo:paragraph-rsid="000eaa0a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0d1405" officeooo:paragraph-rsid="005c015d"/>
    </style:style>
    <style:style style:name="P23" style:family="paragraph" style:parent-style-name="Heading_20_2">
      <style:text-properties officeooo:rsid="0035f86f" officeooo:paragraph-rsid="0035f86f"/>
    </style:style>
    <style:style style:name="P24" style:family="paragraph" style:parent-style-name="Heading_20_2">
      <style:text-properties officeooo:rsid="0011138a" officeooo:paragraph-rsid="0011138a"/>
    </style:style>
    <style:style style:name="P25" style:family="paragraph" style:parent-style-name="Heading_20_2">
      <style:text-properties officeooo:rsid="004eb8cb" officeooo:paragraph-rsid="002ceee8"/>
    </style:style>
    <style:style style:name="P26" style:family="paragraph" style:parent-style-name="Text_20_body" style:master-page-name="First_20_Page">
      <style:paragraph-properties style:page-number="auto"/>
    </style:style>
    <style:style style:name="P27" style:family="paragraph" style:parent-style-name="Text_20_body" style:list-style-name="L1">
      <style:text-properties officeooo:rsid="0029376f" officeooo:paragraph-rsid="0029376f"/>
    </style:style>
    <style:style style:name="P28" style:family="paragraph" style:parent-style-name="Text_20_body">
      <style:text-properties officeooo:rsid="0037d0f3" officeooo:paragraph-rsid="003da3ac"/>
    </style:style>
    <style:style style:name="P29" style:family="paragraph" style:parent-style-name="Text_20_body">
      <style:text-properties officeooo:rsid="004397e1" officeooo:paragraph-rsid="004397e1"/>
    </style:style>
    <style:style style:name="P30" style:family="paragraph" style:parent-style-name="Text_20_body">
      <style:text-properties officeooo:rsid="00461386" officeooo:paragraph-rsid="00461386"/>
    </style:style>
    <style:style style:name="P31" style:family="paragraph" style:parent-style-name="Text_20_body">
      <style:text-properties officeooo:rsid="0047461f" officeooo:paragraph-rsid="0047461f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officeooo:rsid="0048ccaf" officeooo:paragraph-rsid="0048ccaf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48ccaf" officeooo:paragraph-rsid="0048ccaf"/>
    </style:style>
    <style:style style:name="P34" style:family="paragraph" style:parent-style-name="Text_20_body">
      <style:text-properties officeooo:paragraph-rsid="000eaa0a"/>
    </style:style>
    <style:style style:name="P35" style:family="paragraph" style:parent-style-name="Text_20_body">
      <style:text-properties officeooo:rsid="004925c5" officeooo:paragraph-rsid="004925c5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officeooo:paragraph-rsid="0048ccaf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officeooo:rsid="004a3deb" officeooo:paragraph-rsid="004a3deb"/>
    </style:style>
    <style:style style:name="P38" style:family="paragraph" style:parent-style-name="Text_20_body">
      <style:text-properties officeooo:rsid="004b10c1" officeooo:paragraph-rsid="004b10c1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officeooo:rsid="004b10c1" officeooo:paragraph-rsid="004b10c1"/>
    </style:style>
    <style:style style:name="P40" style:family="paragraph" style:parent-style-name="Text_20_body">
      <style:text-properties officeooo:rsid="004c2aa8" officeooo:paragraph-rsid="004c2aa8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4c2aa8" officeooo:paragraph-rsid="004c2aa8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4c2aa8" officeooo:paragraph-rsid="004c2aa8"/>
    </style:style>
    <style:style style:name="P43" style:family="paragraph" style:parent-style-name="Text_20_body">
      <style:paragraph-properties fo:margin-left="1.251cm" fo:margin-right="0cm" fo:text-indent="0cm" style:auto-text-indent="false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4cab7c" officeooo:paragraph-rsid="004cab7c"/>
    </style:style>
    <style:style style:name="P45" style:family="paragraph" style:parent-style-name="Text_20_body">
      <style:text-properties officeooo:rsid="004d80d2" officeooo:paragraph-rsid="004d80d2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rsid="004d80d2" officeooo:paragraph-rsid="004d80d2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officeooo:rsid="004d80d2" officeooo:paragraph-rsid="004ee52c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4e274a"/>
    </style:style>
    <style:style style:name="P49" style:family="paragraph" style:parent-style-name="Text_20_body">
      <style:text-properties officeooo:rsid="004fd17c" officeooo:paragraph-rsid="004fd17c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rsid="004fd17c" officeooo:paragraph-rsid="004fd17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4fd17c" officeooo:paragraph-rsid="004fd17c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officeooo:rsid="004fd17c" officeooo:paragraph-rsid="004fd17c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rsid="00510045" officeooo:paragraph-rsid="00510045"/>
    </style:style>
    <style:style style:name="P54" style:family="paragraph" style:parent-style-name="Text_20_body">
      <style:text-properties officeooo:rsid="00510045" officeooo:paragraph-rsid="00510045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officeooo:rsid="00510045" officeooo:paragraph-rsid="00510045"/>
    </style:style>
    <style:style style:name="P56" style:family="paragraph" style:parent-style-name="Text_20_body">
      <style:text-properties officeooo:rsid="0059e336" officeooo:paragraph-rsid="0059e336"/>
    </style:style>
    <style:style style:name="P57" style:family="paragraph" style:parent-style-name="Text_20_body">
      <style:text-properties officeooo:rsid="0059e336" officeooo:paragraph-rsid="006c4c3a"/>
    </style:style>
    <style:style style:name="P58" style:family="paragraph" style:parent-style-name="Text_20_body" style:list-style-name="L7">
      <style:text-properties officeooo:rsid="0059e336" officeooo:paragraph-rsid="0087a57e"/>
    </style:style>
    <style:style style:name="P59" style:family="paragraph" style:parent-style-name="Text_20_body">
      <style:text-properties officeooo:paragraph-rsid="005c015d"/>
    </style:style>
    <style:style style:name="P60" style:family="paragraph" style:parent-style-name="Text_20_body">
      <style:text-properties officeooo:rsid="005d0326" officeooo:paragraph-rsid="005d0326"/>
    </style:style>
    <style:style style:name="P61" style:family="paragraph" style:parent-style-name="Text_20_body">
      <style:text-properties officeooo:rsid="005eab99" officeooo:paragraph-rsid="005eab99"/>
    </style:style>
    <style:style style:name="P62" style:family="paragraph" style:parent-style-name="Text_20_body">
      <style:text-properties officeooo:rsid="00622c3e" officeooo:paragraph-rsid="00622c3e"/>
    </style:style>
    <style:style style:name="P63" style:family="paragraph" style:parent-style-name="Text_20_body">
      <style:text-properties officeooo:rsid="0063b30e" officeooo:paragraph-rsid="0063b30e"/>
    </style:style>
    <style:style style:name="P64" style:family="paragraph" style:parent-style-name="Text_20_body">
      <style:text-properties officeooo:rsid="0063b30e" officeooo:paragraph-rsid="0070947e"/>
    </style:style>
    <style:style style:name="P65" style:family="paragraph" style:parent-style-name="Text_20_body" style:list-style-name="L6">
      <style:text-properties officeooo:rsid="0063b30e" officeooo:paragraph-rsid="0080f7ee"/>
    </style:style>
    <style:style style:name="P66" style:family="paragraph" style:parent-style-name="Text_20_body">
      <style:text-properties officeooo:rsid="0063c096" officeooo:paragraph-rsid="0063c096"/>
    </style:style>
    <style:style style:name="P67" style:family="paragraph" style:parent-style-name="Text_20_body">
      <style:text-properties officeooo:rsid="00675f4e" officeooo:paragraph-rsid="00675f4e"/>
    </style:style>
    <style:style style:name="P68" style:family="paragraph" style:parent-style-name="Text_20_body">
      <style:text-properties officeooo:rsid="00689da1" officeooo:paragraph-rsid="00689da1"/>
    </style:style>
    <style:style style:name="P69" style:family="paragraph" style:parent-style-name="Text_20_body">
      <style:text-properties officeooo:rsid="006ac461" officeooo:paragraph-rsid="006ac461"/>
    </style:style>
    <style:style style:name="P70" style:family="paragraph" style:parent-style-name="Text_20_body">
      <style:text-properties officeooo:paragraph-rsid="006c4c3a"/>
    </style:style>
    <style:style style:name="P71" style:family="paragraph" style:parent-style-name="Text_20_body">
      <style:text-properties officeooo:rsid="006c4c3a" officeooo:paragraph-rsid="006c4c3a"/>
    </style:style>
    <style:style style:name="P72" style:family="paragraph" style:parent-style-name="Text_20_body">
      <style:text-properties officeooo:rsid="006da30e" officeooo:paragraph-rsid="006da30e"/>
    </style:style>
    <style:style style:name="P73" style:family="paragraph" style:parent-style-name="Text_20_body">
      <style:text-properties officeooo:rsid="0072ae0f" officeooo:paragraph-rsid="0072ae0f"/>
    </style:style>
    <style:style style:name="P74" style:family="paragraph" style:parent-style-name="Text_20_body">
      <style:text-properties officeooo:rsid="0072d607" officeooo:paragraph-rsid="0072d607"/>
    </style:style>
    <style:style style:name="P75" style:family="paragraph" style:parent-style-name="Text_20_body">
      <style:text-properties officeooo:rsid="007306ec" officeooo:paragraph-rsid="007306ec"/>
    </style:style>
    <style:style style:name="P76" style:family="paragraph" style:parent-style-name="Text_20_body">
      <style:text-properties officeooo:rsid="007425d1" officeooo:paragraph-rsid="0070947e"/>
    </style:style>
    <style:style style:name="P77" style:family="paragraph" style:parent-style-name="Text_20_body">
      <style:text-properties officeooo:paragraph-rsid="007487ae"/>
    </style:style>
    <style:style style:name="P78" style:family="paragraph" style:parent-style-name="Text_20_body">
      <style:text-properties officeooo:paragraph-rsid="0011138a"/>
    </style:style>
    <style:style style:name="P79" style:family="paragraph" style:parent-style-name="Text_20_body">
      <style:text-properties officeooo:rsid="007b3f1d" officeooo:paragraph-rsid="007b3f1d"/>
    </style:style>
    <style:style style:name="P80" style:family="paragraph" style:parent-style-name="Text_20_body">
      <style:text-properties officeooo:rsid="007b3f1d" officeooo:paragraph-rsid="0080ce9f"/>
    </style:style>
    <style:style style:name="P81" style:family="paragraph" style:parent-style-name="Text_20_body" style:list-style-name="L2">
      <style:text-properties officeooo:rsid="007c17b1" officeooo:paragraph-rsid="007c17b1"/>
    </style:style>
    <style:style style:name="P82" style:family="paragraph" style:parent-style-name="Text_20_body" style:list-style-name="L2">
      <style:text-properties officeooo:rsid="007c17b1" officeooo:paragraph-rsid="007f07b0"/>
    </style:style>
    <style:style style:name="P83" style:family="paragraph" style:parent-style-name="Text_20_body" style:list-style-name="L3">
      <style:text-properties officeooo:rsid="007c17b1" officeooo:paragraph-rsid="007f07b0"/>
    </style:style>
    <style:style style:name="P84" style:family="paragraph" style:parent-style-name="Text_20_body">
      <style:text-properties officeooo:rsid="007f07b0" officeooo:paragraph-rsid="007f07b0"/>
    </style:style>
    <style:style style:name="P85" style:family="paragraph" style:parent-style-name="Text_20_body" style:list-style-name="L2">
      <style:text-properties officeooo:rsid="007f07b0" officeooo:paragraph-rsid="007f07b0"/>
    </style:style>
    <style:style style:name="P86" style:family="paragraph" style:parent-style-name="Text_20_body">
      <style:text-properties style:font-name="Arial1" fo:font-size="10pt" officeooo:rsid="00808682" officeooo:paragraph-rsid="00808682" style:font-size-asian="10pt" style:font-size-complex="10pt"/>
    </style:style>
    <style:style style:name="P87" style:family="paragraph" style:parent-style-name="Text_20_body" style:list-style-name="L4">
      <style:text-properties style:font-name="Arial1" fo:font-size="10pt" officeooo:rsid="00808682" officeooo:paragraph-rsid="00808682" style:font-size-asian="10pt" style:font-size-complex="10pt"/>
    </style:style>
    <style:style style:name="P88" style:family="paragraph" style:parent-style-name="Text_20_body" style:list-style-name="L5">
      <style:text-properties officeooo:paragraph-rsid="0080ce9f"/>
    </style:style>
    <style:style style:name="P89" style:family="paragraph" style:parent-style-name="Text_20_body">
      <style:text-properties officeooo:rsid="0080f7ee" officeooo:paragraph-rsid="0080f7ee"/>
    </style:style>
    <style:style style:name="P90" style:family="paragraph" style:parent-style-name="Text_20_body">
      <style:text-properties officeooo:paragraph-rsid="003f3712"/>
    </style:style>
    <style:style style:name="P91" style:family="paragraph" style:parent-style-name="Text_20_body" style:list-style-name="L7">
      <style:text-properties officeooo:rsid="00844b38" officeooo:paragraph-rsid="00859744"/>
    </style:style>
    <style:style style:name="P92" style:family="paragraph" style:parent-style-name="Text_20_body" style:list-style-name="L7">
      <style:text-properties officeooo:rsid="00859744" officeooo:paragraph-rsid="00859744"/>
    </style:style>
    <style:style style:name="T1" style:family="text">
      <style:text-properties officeooo:rsid="003450e0"/>
    </style:style>
    <style:style style:name="T2" style:family="text">
      <style:text-properties officeooo:rsid="00324450"/>
    </style:style>
    <style:style style:name="T3" style:family="text">
      <style:text-properties officeooo:rsid="0018e4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3d08c6"/>
    </style:style>
    <style:style style:name="T7" style:family="text">
      <style:text-properties officeooo:rsid="003a0c7e"/>
    </style:style>
    <style:style style:name="T8" style:family="text">
      <style:text-properties officeooo:rsid="00315fc8"/>
    </style:style>
    <style:style style:name="T9" style:family="text">
      <style:text-properties officeooo:rsid="00319359"/>
    </style:style>
    <style:style style:name="T10" style:family="text">
      <style:text-properties officeooo:rsid="0037d0f3"/>
    </style:style>
    <style:style style:name="T11" style:family="text">
      <style:text-properties officeooo:rsid="00399b11"/>
    </style:style>
    <style:style style:name="T12" style:family="text">
      <style:text-properties officeooo:rsid="0039eb7f"/>
    </style:style>
    <style:style style:name="T13" style:family="text">
      <style:text-properties officeooo:rsid="003bdd07"/>
    </style:style>
    <style:style style:name="T14" style:family="text">
      <style:text-properties officeooo:rsid="003da3ac"/>
    </style:style>
    <style:style style:name="T15" style:family="text">
      <style:text-properties officeooo:rsid="003f3712"/>
    </style:style>
    <style:style style:name="T16" style:family="text">
      <style:text-properties officeooo:rsid="0040c6aa"/>
    </style:style>
    <style:style style:name="T17" style:family="text">
      <style:text-properties officeooo:rsid="0040d7e4"/>
    </style:style>
    <style:style style:name="T18" style:family="text">
      <style:text-properties officeooo:rsid="0041a7c3"/>
    </style:style>
    <style:style style:name="T19" style:family="text">
      <style:text-properties officeooo:rsid="0044819d"/>
    </style:style>
    <style:style style:name="T20" style:family="text">
      <style:text-properties officeooo:rsid="0048ccaf"/>
    </style:style>
    <style:style style:name="T21" style:family="text">
      <style:text-properties officeooo:rsid="004925c5"/>
    </style:style>
    <style:style style:name="T22" style:family="text">
      <style:text-properties officeooo:rsid="004a3deb"/>
    </style:style>
    <style:style style:name="T23" style:family="text">
      <style:text-properties officeooo:rsid="004abe44"/>
    </style:style>
    <style:style style:name="T24" style:family="text">
      <style:text-properties officeooo:rsid="004b10c1"/>
    </style:style>
    <style:style style:name="T25" style:family="text">
      <style:text-properties officeooo:rsid="004cab7c"/>
    </style:style>
    <style:style style:name="T26" style:family="text">
      <style:text-properties officeooo:rsid="004d80d2"/>
    </style:style>
    <style:style style:name="T27" style:family="text">
      <style:text-properties officeooo:rsid="004e274a"/>
    </style:style>
    <style:style style:name="T28" style:family="text">
      <style:text-properties officeooo:rsid="00500d8a"/>
    </style:style>
    <style:style style:name="T29" style:family="text">
      <style:text-properties officeooo:rsid="00510045"/>
    </style:style>
    <style:style style:name="T30" style:family="text">
      <style:text-properties officeooo:rsid="00544be9"/>
    </style:style>
    <style:style style:name="T31" style:family="text">
      <style:text-properties officeooo:rsid="00561b84"/>
    </style:style>
    <style:style style:name="T32" style:family="text">
      <style:text-properties officeooo:rsid="0056af93"/>
    </style:style>
    <style:style style:name="T33" style:family="text">
      <style:text-properties officeooo:rsid="00585279"/>
    </style:style>
    <style:style style:name="T34" style:family="text">
      <style:text-properties officeooo:rsid="005ae653"/>
    </style:style>
    <style:style style:name="T35" style:family="text">
      <style:text-properties officeooo:rsid="005c015d"/>
    </style:style>
    <style:style style:name="T36" style:family="text">
      <style:text-properties officeooo:rsid="0060a9cf"/>
    </style:style>
    <style:style style:name="T37" style:family="text">
      <style:text-properties officeooo:rsid="0065b21b"/>
    </style:style>
    <style:style style:name="T38" style:family="text">
      <style:text-properties officeooo:rsid="006a83fe"/>
    </style:style>
    <style:style style:name="T39" style:family="text">
      <style:text-properties officeooo:rsid="006ac461"/>
    </style:style>
    <style:style style:name="T40" style:family="text">
      <style:text-properties officeooo:rsid="006bc2da"/>
    </style:style>
    <style:style style:name="T41" style:family="text">
      <style:text-properties officeooo:rsid="006f53ea"/>
    </style:style>
    <style:style style:name="T42" style:family="text">
      <style:text-properties officeooo:rsid="0070947e"/>
    </style:style>
    <style:style style:name="T43" style:family="text">
      <style:text-properties officeooo:rsid="00719ab3"/>
    </style:style>
    <style:style style:name="T44" style:family="text">
      <style:text-properties officeooo:rsid="007360c8"/>
    </style:style>
    <style:style style:name="T45" style:family="text">
      <style:text-properties officeooo:rsid="00742ed7"/>
    </style:style>
    <style:style style:name="T46" style:family="text">
      <style:text-properties officeooo:rsid="007b3f1d"/>
    </style:style>
    <style:style style:name="T47" style:family="text">
      <style:text-properties officeooo:rsid="007c17b1"/>
    </style:style>
    <style:style style:name="T48" style:family="text">
      <style:text-properties officeooo:rsid="007e0429"/>
    </style:style>
    <style:style style:name="T49" style:family="text">
      <style:text-properties officeooo:rsid="007f07b0"/>
    </style:style>
    <style:style style:name="T50" style:family="text">
      <style:text-properties officeooo:rsid="007f9130"/>
    </style:style>
    <style:style style:name="T51" style:family="text">
      <style:text-properties officeooo:rsid="0080ce9f"/>
    </style:style>
    <style:style style:name="T52" style:family="text">
      <style:text-properties officeooo:rsid="00844b38"/>
    </style:style>
    <style:style style:name="T53" style:family="text">
      <style:text-properties officeooo:rsid="00859744"/>
    </style:style>
    <style:style style:name="T54" style:family="text">
      <style:text-properties officeooo:rsid="008705b6"/>
    </style:style>
    <style:style style:name="T55" style:family="text">
      <style:text-properties officeooo:rsid="0087a57e"/>
    </style:style>
    <style:style style:name="T56" style:family="text">
      <style:text-properties officeooo:rsid="008a6a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Wizards &amp; Dices</text:p>
      <text:p text:style-name="Text_20_body"/>
      <text:p text:style-name="P5">Compte-rendu de réunion<text:line-break/><text:span text:style-name="T9">Point d’étape : avancé des recherches<text:line-break/>documentaires</text:span></text:p>
      <text:p text:style-name="P4"/>
      <text:p text:style-name="P10"/>
      <text:p text:style-name="Text_20_body"/>
      <text:p text:style-name="P8"><text:span text:style-name="T5"><text:s text:c="2"/></text:span>Membres présents :</text:p>
      <text:list text:style-name="L1">
        <text:list-item>
          <text:p text:style-name="P27">Loïs ALLAIRE<text:tab/><text:tab/><text:span text:style-name="T4">OUI</text:span></text:p>
        </text:list-item>
        <text:list-item>
          <text:p text:style-name="P27">Hugo CLAMOND<text:tab/><text:span text:style-name="T4">OUI</text:span></text:p>
        </text:list-item>
        <text:list-item>
          <text:p text:style-name="P27">Axel MOURILLON<text:tab/><text:span text:style-name="T4">OUI</text:span></text:p>
        </text:list-item>
        <text:list-item>
          <text:p text:style-name="P27">Arthur YANG<text:tab/><text:tab/><text:span text:style-name="T4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4"><text:a xlink:type="simple" xlink:href="#__RefHeading___Toc263_1510177236" text:style-name="Index_20_Link" text:visited-style-name="Index_20_Link">Synthèse de documentation : infrastructures et outils techniques adaptés<text:tab/>1</text:a></text:p>
          <text:p text:style-name="P15"><text:a xlink:type="simple" xlink:href="#__RefHeading___Toc277_1510177236" text:style-name="Index_20_Link" text:visited-style-name="Index_20_Link">Présentation de la synthèse<text:tab/>1</text:a></text:p>
          <text:p text:style-name="P15"><text:a xlink:type="simple" xlink:href="#__RefHeading___Toc279_1510177236" text:style-name="Index_20_Link" text:visited-style-name="Index_20_Link">Suggestions et remarques<text:tab/>1</text:a></text:p>
          <text:p text:style-name="P14"><text:a xlink:type="simple" xlink:href="#__RefHeading___Toc263_1510177236%20Copie%201" text:style-name="Index_20_Link" text:visited-style-name="Index_20_Link">Template, charte graphique et affiche<text:tab/>2</text:a></text:p>
          <text:p text:style-name="P15"><text:a xlink:type="simple" xlink:href="#__RefHeading___Toc281_1510177236" text:style-name="Index_20_Link" text:visited-style-name="Index_20_Link">Template<text:tab/>2</text:a></text:p>
          <text:p text:style-name="P15"><text:a xlink:type="simple" xlink:href="#__RefHeading___Toc283_1510177236" text:style-name="Index_20_Link" text:visited-style-name="Index_20_Link">Charte graphique<text:tab/>2</text:a></text:p>
          <text:p text:style-name="P15"><text:a xlink:type="simple" xlink:href="#__RefHeading___Toc283_1510177236%20Copie%201" text:style-name="Index_20_Link" text:visited-style-name="Index_20_Link">Affiche<text:tab/>2</text:a></text:p>
          <text:p text:style-name="P14"><text:a xlink:type="simple" xlink:href="#__RefHeading___Toc263_1510177236%20Copie%202" text:style-name="Index_20_Link" text:visited-style-name="Index_20_Link">Point d’étape : avancés dans les recherches documentaires<text:tab/>3</text:a></text:p>
          <text:p text:style-name="P15"><text:a xlink:type="simple" xlink:href="#__RefHeading___Toc285_1510177236" text:style-name="Index_20_Link" text:visited-style-name="Index_20_Link">Vu d’ensemble de l’avancement du projet<text:tab/>3</text:a></text:p>
          <text:p text:style-name="P15"><text:a xlink:type="simple" xlink:href="#__RefHeading___Toc287_1510177236" text:style-name="Index_20_Link" text:visited-style-name="Index_20_Link">Jusqu’au prochain point d’étape<text:tab/>3</text:a></text:p>
          <text:p text:style-name="P14"><text:a xlink:type="simple" xlink:href="#__RefHeading___Toc263_1510177236%20Copie%202%20Copie%201" text:style-name="Index_20_Link" text:visited-style-name="Index_20_Link">Prochaine réunion<text:tab/>4</text:a></text:p>
          <text:p text:style-name="P15"><text:a xlink:type="simple" xlink:href="#__RefHeading___Toc289_1510177236" text:style-name="Index_20_Link" text:visited-style-name="Index_20_Link">Date<text:tab/>4</text:a></text:p>
          <text:p text:style-name="P15"><text:a xlink:type="simple" xlink:href="#__RefHeading___Toc291_1510177236" text:style-name="Index_20_Link" text:visited-style-name="Index_20_Link">Ordre du jour<text:tab/>4</text:a></text:p>
          <text:p text:style-name="P15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7"/>
      <text:p text:style-name="Text_20_body"/>
      <text:p text:style-name="P6">Le : <text:span text:style-name="T8">Samedi</text:span> <text:span text:style-name="T9">21 décembre 2024</text:span></text:p>
      <text:p text:style-name="Text_20_body"/>
      <text:h text:style-name="P16" text:outline-level="1"><text:bookmark-start text:name="__RefHeading___Toc263_1510177236"/>Synthèse de documentation : infrastructures et outils techniques adaptés<text:bookmark-end text:name="__RefHeading___Toc263_1510177236"/></text:h>
      <text:h text:style-name="P19" text:outline-level="2"><text:bookmark-start text:name="__RefHeading___Toc277_1510177236"/>Présentation de la synthèse<text:bookmark-end text:name="__RefHeading___Toc277_1510177236"/></text:h>
      <text:p text:style-name="P29">Pas beaucoup d’avancés. Points majeurs défini<text:span text:style-name="T19">s</text:span>, mais manque de finesses sur certains détails</text:p>
      <text:p text:style-name="Text_20_body"/>
      <text:p text:style-name="P31">Changements légers sur le schéma détaillés des sites</text:p>
      <text:p text:style-name="P31">Bastion : Guacamole</text:p>
      <text:p text:style-name="P32">Interface un peu austère mais OK pour nos besoins</text:p>
      <text:p text:style-name="P32">Presse-papier : manipulations particulières (zone de presse-papier partagée)</text:p>
      <text:p text:style-name="P32">Améliorable par plugins</text:p>
      <text:p text:style-name="P33">Gestion des incidents :</text:p>
      <text:p text:style-name="P32">Détection d’incidents : Grafana, tickets utilisateurs, serveur de logs</text:p>
      <text:p text:style-name="P32">Type d’incidents : performance, sécurité, <text:span text:style-name="T21">matériel, réseau, applicatif</text:span></text:p>
      <text:p text:style-name="P32"><text:tab/><text:span text:style-name="T21">⇒ Classé par priorité : critique, haute, moyenne, basse</text:span></text:p>
      <text:p text:style-name="P36"><text:span text:style-name="T20"><text:tab/></text:span><text:span text:style-name="T22">S’appuyer sur : la confidentialité, l’intégrité et </text:span><text:span text:style-name="T23">la </text:span><text:span text:style-name="T22">disponibilité </text:span><text:span text:style-name="T23">des données</text:span></text:p>
      <text:p text:style-name="P37">Outils : Grafana, Taiga, <text:span text:style-name="T24">et une solution de gestion des logs (à définir)</text:span></text:p>
      <text:p text:style-name="P38">Redondance <text:span text:style-name="T27">et réplication</text:span> :</text:p>
      <text:p text:style-name="P39">Utilisation intégré à ProxMox (PVE) et utilisation d’un pool de stockage ZFS</text:p>
      <text:p text:style-name="P41">Réplication de tous les hôtes virtuelles hors firewall <text:span text:style-name="T26">et Grafana potentiellement</text:span></text:p>
      <text:p text:style-name="P42">Sauvegarde et restauration :</text:p>
      <text:p text:style-name="P41">Changement : on n’utilise plus Veeam mais le ProxMox Backup Server (PBS)</text:p>
      <text:p text:style-name="P44">Une VM PBS sur chaque site</text:p>
      <text:p text:style-name="P45">Monitoring :</text:p>
      <text:p text:style-name="P46">Grafana : Ulysse JOSSELIN peut avoir des infos</text:p>
      <text:p text:style-name="P46">Un<text:span text:style-name="T27">e</text:span> <text:span text:style-name="T27">VM </text:span>Grafana <text:span text:style-name="T27">par site</text:span></text:p>
      <text:p text:style-name="P47">Surveille l’ensemble des VM <text:span text:style-name="T27">et le firewall</text:span> de son site <text:span text:style-name="T27">et </text:span></text:p>
      <text:p text:style-name="P49">Gestion des alertes :</text:p>
      <text:p text:style-name="P50">Alertes : envoyés par mail à Google Work Space</text:p>
      <text:p text:style-name="P51">Google Work Space :</text:p>
      <text:p text:style-name="P50">Nom de domaine</text:p>
      <text:p text:style-name="P50">Espace cloud</text:p>
      <text:p text:style-name="P53">Gestion des mails</text:p>
      <text:p text:style-name="Text_20_body">Site Web :</text:p>
      <text:p text:style-name="P43">Page<text:span text:style-name="T32">s</text:span> web statique<text:span text:style-name="T33">s</text:span> surtout, <text:span text:style-name="T32">potentiellement des</text:span> <text:span text:style-name="T32">pages web dynamique</text:span><text:span text:style-name="T33">s</text:span></text:p>
      <text:p text:style-name="P43">Techno<text:span text:style-name="T29">logies</text:span> <text:span text:style-name="T29">envisagées – </text:span><text:span text:style-name="T31">CMS</text:span><text:span text:style-name="T29"> :</text:span> PrestaShop et WordPress <text:span text:style-name="T28">(</text:span>avec plugin WooCommerce<text:span text:style-name="T28">)</text:span></text:p>
      <text:p text:style-name="P54">Base de données :</text:p>
      <text:p text:style-name="P53">Un serveur production et un serveur de pré-production</text:p>
      <text:p text:style-name="P53">Contient les différentes productions</text:p>
      <text:p text:style-name="Text_20_body"/>
      <text:p text:style-name="Text_20_body"/>
      <text:h text:style-name="P20" text:outline-level="2"><text:bookmark-start text:name="__RefHeading___Toc279_1510177236"/>Suggestions et remarques<text:bookmark-end text:name="__RefHeading___Toc279_1510177236"/></text:h>
      <text:p text:style-name="P30">Avancer sur les IP publiques</text:p>
      <text:p text:style-name="P35">Gestion des incidents : <text:span text:style-name="T30">à voir avec le chef de projet pour l’organisation</text:span></text:p>
      <text:p text:style-name="P40">Voir le pool ZFS <text:span text:style-name="T25">dès </text:span><text:span text:style-name="T26">le début de</text:span></text:p>
      <text:p text:style-name="P48"><text:span text:style-name="T27">Détails de réplication à tester</text:span></text:p>
      <text:p text:style-name="P56">CMS : plus de tests nécessaire </text:p>
      <text:p text:style-name="P56">⇒ Besoin d’une personne supplémentaire <text:span text:style-name="T34">en aide</text:span></text:p>
      <text:p text:style-name="P1"/>
      <text:p text:style-name="P63">Créer une charte technique/informatique <text:span text:style-name="T39">(nouvelle tâche)</text:span></text:p>
      <text:p text:style-name="P1"/>
      <text:p text:style-name="P1"/>
      <text:h text:style-name="P17" text:outline-level="1"><text:bookmark-start text:name="__RefHeading___Toc263_1510177236 Copie 1"/><text:span text:style-name="T35">Template,</text:span> charte graphique <text:span text:style-name="T35">et affiche</text:span><text:bookmark-end text:name="__RefHeading___Toc263_1510177236 Copie 1"/></text:h>
      <text:h text:style-name="P20" text:outline-level="2"><text:bookmark-start text:name="__RefHeading___Toc281_1510177236"/>Template<text:bookmark-end text:name="__RefHeading___Toc281_1510177236"/></text:h>
      <text:p text:style-name="P60">Toutes les informations ici sont présente sur la charte graphique</text:p>
      <text:p text:style-name="P61">Versionnage <text:span text:style-name="T36">des documents</text:span> : par changements majeurs ou mineurs</text:p>
      <text:p text:style-name="P66">Document texte <text:span text:style-name="T37">pour l</text:span>’usage des templates</text:p>
      <text:p text:style-name="P62"/>
      <text:p text:style-name="P1"/>
      <text:h text:style-name="P20" text:outline-level="2"><text:bookmark-start text:name="__RefHeading___Toc283_1510177236"/><text:span text:style-name="T35">C</text:span>harte graphiqu<text:span text:style-name="T35">e</text:span><text:bookmark-end text:name="__RefHeading___Toc283_1510177236"/></text:h>
      <text:p text:style-name="P67">Incomplète ⇒ devrait être fini le 23/12/2024</text:p>
      <text:p text:style-name="P67"/>
      <text:p text:style-name="P72">Explication<text:span text:style-name="T41">s</text:span> détaillé<text:span text:style-name="T41">es – informations retrouvable dans la charte directement</text:span></text:p>
      <text:p text:style-name="P68">Dossier <text:span text:style-name="T43">dédiés aux i</text:span>mage<text:span text:style-name="T43">s</text:span> <text:span text:style-name="T43">(</text:span>logos <text:span text:style-name="T38">etc</text:span><text:span text:style-name="T43">)</text:span></text:p>
      <text:p text:style-name="P69">Sépar<text:span text:style-name="T42">ation de</text:span> la charte graphique <text:span text:style-name="T40">en deux : </text:span><text:span text:style-name="T42">charte interne et charte du site</text:span></text:p>
      <text:p text:style-name="P1"/>
      <text:p text:style-name="P1"/>
      <text:h text:style-name="P22" text:outline-level="2"><text:bookmark-start text:name="__RefHeading___Toc283_1510177236 Copie 1"/><text:span text:style-name="T35">A</text:span>ffiche<text:bookmark-end text:name="__RefHeading___Toc283_1510177236 Copie 1"/></text:h>
      <text:p text:style-name="P73">Carte de présentations avancés</text:p>
      <text:p text:style-name="P74">Création d’une bannière (version 1)</text:p>
      <text:p text:style-name="P59"/>
      <text:p text:style-name="P59"/>
      <text:h text:style-name="P17" text:outline-level="1"><text:bookmark-start text:name="__RefHeading___Toc263_1510177236 Copie 2"/>Point d’étape : <text:span text:style-name="T2">avancés dans les recherches documentaires</text:span><text:bookmark-end text:name="__RefHeading___Toc263_1510177236 Copie 2"/></text:h>
      <text:h text:style-name="P23" text:outline-level="2"><text:bookmark-start text:name="__RefHeading___Toc285_1510177236"/>Vu<text:span text:style-name="T56">e</text:span> d’ensemble <text:span text:style-name="T17">de l’avancement du projet</text:span><text:bookmark-end text:name="__RefHeading___Toc285_1510177236"/></text:h>
      <text:p text:style-name="P11">⇒ Global<text:span text:style-name="T11">e</text:span> accélération</text:p>
      <text:p text:style-name="P13">- <text:span text:style-name="T18">Jalon 3 : Affiche</text:span></text:p>
      <text:p text:style-name="P13">- <text:span text:style-name="T11">Respect des délais</text:span><text:span text:style-name="T10"> d</text:span><text:span text:style-name="T11">ans nos</text:span><text:span text:style-name="T10"> recherches :</text:span></text:p>
      <text:list xml:id="list17307330" text:style-name="L7">
        <text:list-item>
          <text:p text:style-name="P91">Retard sur la <text:span text:style-name="T53">r</text:span><text:span text:style-name="T49">édaction de </text:span><text:span text:style-name="T47">la synthèse </text:span><text:span text:style-name="T48">de documentation s</text:span><text:span text:style-name="T49">ur les infrastructures et outils </text:span></text:p>
          <text:p text:style-name="P58">⇒ Besoin d’une personne supplémentaire <text:span text:style-name="T34">en aide </text:span></text:p>
          <text:p text:style-name="P58"><text:span text:style-name="T55">⇒ </text:span><text:span text:style-name="T54">1 semaine de délai supplémentaire </text:span><text:span text:style-name="T55">accordée</text:span></text:p>
        </text:list-item>
        <text:list-item>
          <text:p text:style-name="P92">Retard mineur sur la rédaction de la charte graphique</text:p>
        </text:list-item>
        <text:list-item>
          <text:p text:style-name="P92">OK pour le reste</text:p>
        </text:list-item>
      </text:list>
      <text:p text:style-name="P13">- <text:span text:style-name="T11">Gestion interne : r</text:span><text:span text:style-name="T10">eformatage des documents </text:span><text:span text:style-name="T11">et r</text:span><text:span text:style-name="T10">evue de l’arborescence</text:span></text:p>
      <text:p text:style-name="P1">- <text:span text:style-name="T10">Réseaux sociaux</text:span></text:p>
      <text:p text:style-name="P1"/>
      <text:p text:style-name="P89">Nouvelles tâches :</text:p>
      <text:list xml:id="list2071025813" text:style-name="L6">
        <text:list-item>
          <text:p text:style-name="P65">Créer une charte informatique</text:p>
        </text:list-item>
        <text:list-item>
          <text:p text:style-name="P65">Créer une charte <text:span text:style-name="T42">graphique du site</text:span></text:p>
        </text:list-item>
      </text:list>
      <text:p text:style-name="P1"/>
      <text:p text:style-name="P1"/>
      <text:h text:style-name="P23" text:outline-level="2"><text:bookmark-start text:name="__RefHeading___Toc287_1510177236"/><text:span text:style-name="T16">Jusqu’au p</text:span>rochain <text:span text:style-name="T16">point d’étape</text:span><text:bookmark-end text:name="__RefHeading___Toc287_1510177236"/></text:h>
      <text:p text:style-name="P12">Documentation : </text:p>
      <text:p text:style-name="P1">- Définir les méthodes de vente des produits</text:p>
      <text:p text:style-name="P1">- Définir les méthodes de vente des <text:span text:style-name="T12">service</text:span><text:span text:style-name="T13">s</text:span></text:p>
      <text:p text:style-name="P1"><text:tab/><text:span text:style-name="T14">⇒ Définir les aspects légaux et administratifs (RGPD, etc)</text:span></text:p>
      <text:p text:style-name="P1">- Définir les points de sécurité critique</text:p>
      <text:p text:style-name="P1">- Définir les méthodes de gestion des moyens de paiement</text:p>
      <text:p text:style-name="P13">- <text:span text:style-name="T15">R</text:span><text:span text:style-name="T10">eformatage des documents </text:span><text:span text:style-name="T11">et r</text:span><text:span text:style-name="T10">evue de l’arborescence</text:span></text:p>
      <text:p text:style-name="P1"/>
      <text:p text:style-name="P28">Réseaux sociaux</text:p>
      <text:p text:style-name="P1">- Préparer des publications simples à l'avance <text:span text:style-name="T14">(2 à 4 – plus si inspiration)</text:span></text:p>
      <text:p text:style-name="P1"><text:tab/><text:span text:style-name="T15">⇒ </text:span>Ouvrir des comptes privés (X, Instagram, etc) <text:span text:style-name="T15">et poster les publications prêtes</text:span></text:p>
      <text:p text:style-name="P70"/>
      <text:p text:style-name="P64"/>
      <text:p text:style-name="P76"/>
      <text:p text:style-name="P1"/>
      <text:h text:style-name="P18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77"><text:span text:style-name="T6">S</text:span><text:span text:style-name="T7">amedi </text:span><text:span text:style-name="T45">28 décembre</text:span><text:span text:style-name="T7"> </text:span><text:span text:style-name="T45">2024</text:span><text:span text:style-name="T7">, </text:span><text:span text:style-name="T6">de 14h30 à 1</text:span><text:span text:style-name="T45">5h</text:span></text:p>
      <text:p text:style-name="P2"/>
      <text:p text:style-name="P2"/>
      <text:h text:style-name="P24" text:outline-level="2"><text:bookmark-start text:name="__RefHeading___Toc291_1510177236"/>Ordre du jour<text:bookmark-end text:name="__RefHeading___Toc291_1510177236"/></text:h>
      <text:p text:style-name="P79">Point d’avancement globale</text:p>
      <text:p text:style-name="P2"/>
      <text:p text:style-name="P2"/>
      <text:h text:style-name="P25" text:outline-level="2"><text:bookmark-start text:name="__RefHeading___Toc291_1510177236 Copie 1"/>Devoirs<text:bookmark-end text:name="__RefHeading___Toc291_1510177236 Copie 1"/></text:h>
      <text:p text:style-name="P80">Tout le monde : </text:p>
      <text:list text:style-name="L5">
        <text:list-item>
          <text:p text:style-name="P88"><text:span text:style-name="T51">P</text:span><text:span text:style-name="T46">réparer des questions, remarques ou autres sur les devoirs, si le besoin s’en fait sentir</text:span></text:p>
        </text:list-item>
      </text:list>
      <text:p text:style-name="P79">Loïs :</text:p>
      <text:list xml:id="list691349690" text:style-name="L2">
        <text:list-item>
          <text:p text:style-name="P81">Continuer à préparer l’affiche</text:p>
        </text:list-item>
        <text:list-item>
          <text:p text:style-name="P81">Rédiger la synthèse <text:span text:style-name="T48">de documentation sur les méthodes de vente des produits et des services</text:span></text:p>
        </text:list-item>
      </text:list>
      <text:p text:style-name="P84">Arthur :</text:p>
      <text:list xml:id="list162308565464009" text:continue-numbering="true" text:style-name="L2">
        <text:list-item>
          <text:p text:style-name="P82">Rédiger la synthèse <text:span text:style-name="T48">de documentation sur les méthodes de vente des produits et des services</text:span></text:p>
        </text:list-item>
        <text:list-item>
          <text:p text:style-name="P85">Continuer à préparer les publications pour nos réseaux sociaux</text:p>
        </text:list-item>
      </text:list>
      <text:p text:style-name="P84">Hugo :</text:p>
      <text:list text:style-name="L3">
        <text:list-item>
          <text:p text:style-name="P83">F<text:span text:style-name="T49">inir la rédaction de </text:span>la synthèse <text:span text:style-name="T48">de documentation s</text:span><text:span text:style-name="T49">ur les infrastructures et outils techniques adaptés </text:span><text:span text:style-name="T50">au projet</text:span></text:p>
        </text:list-item>
      </text:list>
      <text:p text:style-name="P86">Axel :</text:p>
      <text:list text:style-name="L4">
        <text:list-item>
          <text:p text:style-name="P87">Commencer le reformatage des documents et la réorganisation de l’arborescence du projet</text:p>
        </text:list-item>
        <text:list-item>
          <text:p text:style-name="P87">Aide à <text:span text:style-name="T49">la rédaction de </text:span><text:span text:style-name="T47">la synthèse </text:span><text:span text:style-name="T48">de documentation s</text:span><text:span text:style-name="T49">ur les infrastructures et outils</text:span></text:p>
        </text:list-item>
      </text:list>
      <text:p text:style-name="P8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450e0"/>
    </style:style>
    <style:style style:name="MT2" style:family="text">
      <style:text-properties officeooo:rsid="00324450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A</text:span>vancé des recherches documentaires</text:p>
      </style:header>
      <style:footer>
        <text:p text:style-name="Header"><text:span text:style-name="MT2">21/12/2024</text:span><text:tab/><text:tab/><text:span text:style-name="MT3">Page : </text:span><text:span text:style-name="MT3"><text:page-number text:select-page="current">4</text:page-number></text:span><text:span text:style-name="MT3"><text:s/>/ </text:span><text:span text:style-name="MT3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2-21T16:19:03.629000000</dc:date>
    <meta:editing-duration>PT3H50M27S</meta:editing-duration>
    <meta:editing-cycles>126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127" meta:word-count="826" meta:character-count="5097" meta:non-whitespace-character-count="4397"/>
  </office:meta>
</office:document-meta>
</file>